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0 consideracions relatives al programari lliure que la nostra Administració hauria de tenir presents</text:span></text:p>
      <text:p text:style-name="P1"/>
      <text:list xml:id="list7473734152339476835" text:style-name="WWNum1">
        <text:list-item>
          <text:p text:style-name="P4"><text:span text:style-name="T1">CONSIDERACIÓ 1: EVOLUCIÓ TIC - REVOLUCIÓ SOCIAL: “NOVES POSSIBILITATS”<text:line-break/></text:span>Dins l’ecosistema Internet, el programari lliure i de codi obert arriba a la seva maduresa i obre noves possibilitats </text:p>
        </text:list-item>
      </text:list>
      <text:p text:style-name="P5"><text:span text:style-name="T1">CAL</text:span> entendre-les i aprofitar-les. Per això fa falta primer trencar amb els vells clixés que tenim del FOSS. <text:line-break/>Internet no només ens permet accedir al coneixement, sinó també produir-lo col·laborativament de forma distribuïda.</text:p>
      <text:p text:style-name="P5"><text:span text:style-name="T1">CAL</text:span> entendre el moviment FOSS com a part de l’evolució que fem com a societat cap a noves maneres de produir, contractar i relacionar-nos (a semblança Airbnb, Blablacar, etc.)</text:p>
      <text:p text:style-name="P5"><text:span text:style-name="T1">CAL</text:span> entendre el FOSS com a una font d’innovació.</text:p>
      <text:p text:style-name="P1"/>
      <text:list xml:id="list104301687356223" text:continue-numbering="true" text:style-name="WWNum1">
        <text:list-item>
          <text:p text:style-name="P4"><text:span text:style-name="T1">CONSIDERACIÓ 2: POTENCIAL</text:span></text:p>
        </text:list-item>
      </text:list>
      <text:p text:style-name="P5">El programari lliure és una metodologia de desenvolupament col·laborativa que aprofita el potencial global de la xarxa. Dóna solucions universals a problemes universals.</text:p>
      <text:p text:style-name="P5"><text:span text:style-name="T1">CAL</text:span> entendre el que com a Administració ens permet fer, i alhora entendre que un sol programador o una petita comunitat pot fer el que abans només podien fer grans corporacions o administracions.</text:p>
      <text:p text:style-name="P5"><text:span text:style-name="T1">CAL</text:span> entendre el FOSS com a una oportunitat d’articular serveis des de l’Administració, ja no unidireccional, ni bidireccional, sinó en xarxa/comunitat.</text:p>
      <text:p text:style-name="P1"/>
      <text:list xml:id="list104301162839283" text:continue-numbering="true" text:style-name="WWNum1">
        <text:list-item>
          <text:p text:style-name="P4"><text:span text:style-name="T1">CONSIDERACIÓ 3: ECONÒMICA</text:span></text:p>
        </text:list-item>
      </text:list>
      <text:p text:style-name="P5">El programari lliure no és <text:span text:style-name="T2">gratis</text:span>. Això forma part del clixé que tenim del FOSS. El cert però és que la generalització del seu ús genera riquesa econòmica: permet a les <text:span text:style-name="T2">start-ups</text:span> iniciar el seu camí sense el llast de llicències, permet a empreses de programari locals donar serveis a administracions basant-se en el codi lliure fet reservat fins ara a grans corporacions, …</text:p>
      <text:p text:style-name="P5">REUTILITZACIÓ de solucions d’altres administracions amb mínim cost</text:p>
      <text:p text:style-name="P5"/>
      <text:list xml:id="list104303137831512" text:continue-numbering="true" text:style-name="WWNum1">
        <text:list-item>
          <text:p text:style-name="P4"><text:span text:style-name="T1">CONSIDERACIÓ 4: SOCIAL</text:span></text:p>
        </text:list-item>
      </text:list>
      <text:p text:style-name="P5">GOVERN OBERT Valors,ENTENDRE el valor del FOSS com a part de l’ecosistema GOVERN OBERT (reutilització, innovació) És alhora una actitud que comparteix els valors de la societat oberta.</text:p>
      <text:p text:style-name="P5">Neutralitat tecnològica, des de l’administració cal mantenir-se en la neutralitat tecnològica i no obligar a l’ús de determinats programes. L’ús del FOSS fomenta la utilització d’estàndards oberts.</text:p>
      <text:p text:style-name="P1"><text:s/></text:p>
      <text:list xml:id="list104302216470752" text:continue-numbering="true" text:style-name="WWNum1">
        <text:list-item>
          <text:p text:style-name="P4"><text:span text:style-name="T1">CONSIDERACIÓ 5: ENSENYAMENT</text:span></text:p>
        </text:list-item>
      </text:list>
      <text:p text:style-name="P5">Evitar exclusions i garantir que tothom te accés a les aplicacions. No fomentem pirateria. </text:p>
      <text:p text:style-name="P7">Fomentar valors de compartir i col·laborar.</text:p>
      <text:p text:style-name="P5">Promoure estàndards oberts, per garantir la neutralitat tecnològica i evitar l’obsolència des documents.</text:p>
      <text:p text:style-name="P7"/>
      <text:p text:style-name="P1"><text:soft-page-break/></text:p>
      <text:list xml:id="list104302636849968" text:continue-numbering="true" text:style-name="WWNum1">
        <text:list-item>
          <text:p text:style-name="P4"><text:span text:style-name="T1">CONSIDERACIÓ 6: ESTRATÈGIA DE PAÍS</text:span></text:p>
        </text:list-item>
      </text:list>
      <text:p text:style-name="P5">Estratègia: Independència tecnològica, retenció del coneixement, solucions alternatives, disponibilitat de solucions en català i garantir la privacitat i la seguretat en el tractament de la informació.</text:p>
      <text:p text:style-name="P1"/>
      <text:list xml:id="list104302398595374" text:continue-numbering="true" text:style-name="WWNum1">
        <text:list-item>
          <text:p text:style-name="P4"><text:span text:style-name="T1">CONSIDERACIÓ 7: LEGAL</text:span></text:p>
        </text:list-item>
      </text:list>
      <text:p text:style-name="P7">CAL SABER que actualment les nostres LLEIS INCENTIVEN l’ús del FOSS</text:p>
      <text:p text:style-name="P1"/>
      <text:list xml:id="list104301487564542" text:continue-numbering="true" text:style-name="WWNum1">
        <text:list-item>
          <text:p text:style-name="P4"><text:span text:style-name="T1">CONSIDERACIÓ 8: EL CANVI A L’ADMINISTRACIÓ (I): SUPERACIÓ DEL FENOMEN DEL LOCK IN</text:span></text:p>
        </text:list-item>
      </text:list>
      <text:p text:style-name="P5">El conjunt de les administracions catalanes pateixen avui el fenomen conegut com a <text:span text:style-name="T2">lock in</text:span> (bloqueig). Depenem enormement dels proveïdors, de les seves solucions, llicències, versions, tempos i estratègies comercials. La solució més fàcil sempre és continuar amb aquesta dependència. Aquesta solució però molts cops no és la millor. </text:p>
      <text:p text:style-name="P5"><text:span text:style-name="T1">CAL</text:span> analitzar les conseqüències d’aquest bloqueig. Treballar amb FOSS ens pot ajudar a minimitzar aquest problema.</text:p>
      <text:p text:style-name="P5"><text:span text:style-name="T1">CAL</text:span> cercar la manera de començar a canviar aquesta situació. P.e. basant en FOSS certs desenvolupaments/accions concretes, o grups de treball.</text:p>
      <text:p text:style-name="P2"/>
      <text:list xml:id="list104302948646119" text:continue-numbering="true" text:style-name="WWNum1">
        <text:list-item>
          <text:p text:style-name="P4"><text:span text:style-name="T1">CONSIDERACIÓ 9: EL CANVI A L’ADMINISTRACIÓ (II): NOVES VIES D’INTERACTUAR AMB LA SOCIETAT</text:span></text:p>
        </text:list-item>
      </text:list>
      <text:p text:style-name="P6"/>
      <text:p text:style-name="P5"><text:span text:style-name="T1">CAL </text:span>ENTENDRE el FOSS com a part del CANVI CULTURAL necessari a les nostres administracions</text:p>
      <text:p text:style-name="P5">Des del punt de vista contractual:</text:p>
      <text:list xml:id="list104303131479960" text:continue-numbering="true" text:style-name="WWNum1">
        <text:list-item>
          <text:list>
            <text:list-item>
              <text:p text:style-name="P8">OBRIR per contracte el programari que es desenvolupi per a l’Administració</text:p>
            </text:list-item>
            <text:list-item>
              <text:p text:style-name="P8">TENIR EN COMPTE un sistema de contractació d’EMPRESES de proximitat basades en FOSS</text:p>
            </text:list-item>
            <text:list-item>
              <text:p text:style-name="P8">Obrir borsa d’empreses</text:p>
            </text:list-item>
          </text:list>
        </text:list-item>
      </text:list>
      <text:p text:style-name="P5"/>
      <text:list xml:id="list104303213047267" text:continue-numbering="true" text:style-name="WWNum1">
        <text:list-item>
          <text:p text:style-name="P4"><text:span text:style-name="T1">CONSIDERACIÓ 10; INFRAESTRUCTURA TIC</text:span></text:p>
        </text:list-item>
      </text:list>
      <text:p text:style-name="P7">El FOSS com a part de la nostra infraestructura TIC (model mixt)</text:p>
      <text:list xml:id="list104302254483120" text:continue-numbering="true" text:style-name="WWNum1">
        <text:list-item>
          <text:list>
            <text:list-item>
              <text:p text:style-name="P8">ANALITZAR abans de comprar programari privatiu si ja hi ha una solució FOSS adient</text:p>
            </text:list-item>
            <text:list-item>
              <text:p text:style-name="P8">OBRIR sistemàticament el codi que genera (excepció aspectes seguretat, privacitat)</text:p>
            </text:list-item>
            <text:list-item>
              <text:p text:style-name="P8">ENTENDRE l’Administració no només com a consumidora de FOSS, també com a PRODUCTORA</text:p>
            </text:list-item>
            <text:list-item>
              <text:p text:style-name="P8">OBRIR mantenir dinamitzar REPOSITORIS de CODI OBERT</text:p>
            </text:list-item>
            <text:list-item>
              <text:p text:style-name="P8"><text:soft-page-break/>COMPRENDRE que la clau del desenvolupament FOSS és la COMUNITAT (cuidar, fomentar, ser-ne part, ser tractora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1" meta:word-count="661" meta:character-count="4332" meta:non-whitespace-character-count="3724"/>
    <meta:generator>LibreOfficeDev/5.1.0.3$Linux_X86_64 LibreOffice_project/</meta:generator>
  </office:meta>
</office:document-meta>
</file>